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fo:font-style="italic" style:font-style-asian="italic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fo:font-style="italic" style:font-style-asian="italic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fo:font-style="italic" style:font-style-asian="italic"/>
    </style:style>
    <style:style style:name="P21" style:parent-style-name="Odstavecseseznamem" style:family="paragraph">
      <style:paragraph-properties fo:text-align="justify" fo:margin-left="0in">
        <style:tab-stops/>
      </style:paragraph-properties>
    </style:style>
    <style:style style:name="P22" style:parent-style-name="Odstavecseseznamem" style:family="paragraph">
      <style:paragraph-properties fo:text-align="justify" fo:margin-left="0in">
        <style:tab-stops/>
      </style:paragraph-properties>
    </style:style>
    <style:style style:name="P23" style:parent-style-name="Odstavecseseznamem" style:family="paragraph">
      <style:paragraph-properties fo:text-align="justify" fo:margin-left="0in">
        <style:tab-stops/>
      </style:paragraph-properties>
    </style:style>
    <style:style style:name="P24" style:parent-style-name="Odstavecseseznamem" style:family="paragraph">
      <style:paragraph-properties fo:text-align="justify" fo:margin-left="0in">
        <style:tab-stops/>
      </style:paragraph-properties>
    </style:style>
    <style:style style:name="P25" style:parent-style-name="Odstavecseseznamem" style:family="paragraph">
      <style:paragraph-properties fo:text-align="justify" fo:margin-left="0in">
        <style:tab-stops/>
      </style:paragraph-properties>
    </style:style>
    <style:style style:name="P26" style:parent-style-name="Odstavecseseznamem" style:family="paragraph">
      <style:paragraph-properties fo:text-align="justify" fo:margin-left="0in">
        <style:tab-stops/>
      </style:paragraph-properties>
    </style:style>
    <style:style style:name="P27" style:parent-style-name="Odstavecseseznamem" style:family="paragraph">
      <style:paragraph-properties fo:text-align="justify" fo:margin-left="0in">
        <style:tab-stops/>
      </style:paragraph-properties>
      <style:text-properties style:font-weight-complex="bold"/>
    </style:style>
    <style:style style:name="P28" style:parent-style-name="Odstavecseseznamem" style:family="paragraph">
      <style:paragraph-properties fo:text-align="justify" fo:margin-left="0in">
        <style:tab-stops/>
      </style:paragraph-properties>
    </style:style>
    <style:style style:name="P29" style:parent-style-name="Odstavecseseznamem" style:family="paragraph">
      <style:paragraph-properties fo:text-align="justify" fo:margin-left="0in">
        <style:tab-stops/>
      </style:paragraph-properties>
    </style:style>
    <style:style style:name="P30" style:parent-style-name="Odstavecseseznamem" style:family="paragraph">
      <style:paragraph-properties fo:text-align="justify" fo:margin-left="0in">
        <style:tab-stops/>
      </style:paragraph-properties>
      <style:text-properties style:font-weight-complex="bold"/>
    </style:style>
    <style:style style:name="P31" style:parent-style-name="Odstavecseseznamem" style:family="paragraph">
      <style:paragraph-properties fo:text-align="justify" fo:margin-left="0in">
        <style:tab-stops/>
      </style:paragraph-properties>
    </style:style>
    <style:style style:name="P32" style:parent-style-name="Odstavecseseznamem" style:family="paragraph">
      <style:paragraph-properties fo:margin-left="0in">
        <style:tab-stops/>
      </style:paragraph-properties>
    </style:style>
    <style:style style:name="P33" style:parent-style-name="Odstavecseseznamem" style:family="paragraph">
      <style:paragraph-properties fo:text-align="justify" fo:margin-left="0in">
        <style:tab-stops/>
      </style:paragraph-properties>
      <style:text-properties style:font-weight-complex="bold"/>
    </style:style>
    <style:style style:name="P34" style:parent-style-name="Odstavecseseznamem" style:family="paragraph">
      <style:paragraph-properties fo:text-align="justify" fo:margin-left="0in">
        <style:tab-stops/>
      </style:paragraph-properties>
    </style:style>
    <style:style style:name="P35" style:parent-style-name="Odstavecseseznamem" style:family="paragraph">
      <style:paragraph-properties fo:text-align="justify" fo:margin-left="0in">
        <style:tab-stops/>
      </style:paragraph-properties>
    </style:style>
    <style:style style:name="P36" style:parent-style-name="Odstavecseseznamem" style:family="paragraph">
      <style:paragraph-properties fo:text-align="justify" fo:margin-left="0in">
        <style:tab-stops/>
      </style:paragraph-properties>
      <style:text-properties style:font-weight-complex="bold"/>
    </style:style>
    <style:style style:name="P37" style:parent-style-name="Odstavecseseznamem" style:family="paragraph">
      <style:paragraph-properties fo:text-align="justify" fo:margin-left="0in">
        <style:tab-stops/>
      </style:paragraph-properties>
    </style:style>
    <style:style style:name="P38" style:parent-style-name="Odstavecseseznamem" style:family="paragraph">
      <style:paragraph-properties fo:text-align="justify" fo:margin-left="0in">
        <style:tab-stops/>
      </style:paragraph-properties>
    </style:style>
    <style:style style:name="P39" style:parent-style-name="Odstavecseseznamem" style:family="paragraph">
      <style:paragraph-properties fo:text-align="justify" fo:margin-left="0in">
        <style:tab-stops/>
      </style:paragraph-properties>
    </style:style>
    <style:style style:name="P40" style:parent-style-name="Odstavecseseznamem" style:family="paragraph">
      <style:paragraph-properties fo:text-align="justify" fo:margin-left="0in">
        <style:tab-stops/>
      </style:paragraph-properties>
    </style:style>
    <style:style style:name="P41" style:parent-style-name="Odstavecseseznamem" style:family="paragraph">
      <style:paragraph-properties fo:text-align="justify" fo:margin-left="0in">
        <style:tab-stops/>
      </style:paragraph-properties>
    </style:style>
    <style:style style:name="T42" style:parent-style-name="instrukce" style:family="text">
      <style:text-properties style:use-window-font-color="true"/>
    </style:style>
    <style:style style:name="T43" style:parent-style-name="instrukce" style:family="text">
      <style:text-properties style:use-window-font-color="true"/>
    </style:style>
    <style:style style:name="T44" style:parent-style-name="instrukce" style:family="text">
      <style:text-properties style:use-window-font-color="true"/>
    </style:style>
    <style:style style:name="T45" style:parent-style-name="instrukce" style:family="text">
      <style:text-properties style:use-window-font-color="true"/>
    </style:style>
    <style:style style:name="S1" style:family="section">
      <style:section-properties fo:margin-left="0in" fo:margin-right="0in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78/2024</text:p>
            <text:p text:style-name="Normální">KVOP-46543/2024</text:p>
            <text:p text:style-name="Normální">22. 11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P. N. O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 žádosti o informace<text:s/></text:h>
      <text:h text:style-name="Nadpis1" text:outline-level="1">podle zákona č. 106/1999 Sb., o svobodném přístupu k informacím</text:h>
      <text:p text:style-name="Základnítext">Vážená paní<text:s/>N. O.,</text:p>
      <text:p text:style-name="Základnítext">dne 14. 11. 2024 byla do Kanceláře veřejného ochránce práv doručena Vaše žádost podle zákona č. 106/1999 Sb., o svobodném přístupu<text:s/>k informacím, ve znění pozdějších předpisů, kterou žádáte:</text:p>
      <text:list text:style-name="LFO3_1">
        <text:list-item text:start-value="1">
          <text:p text:style-name="P18">V jakém období byl v úřadu veřejného ochránce práv zaměstnán pan Mgr. Ivo Petr?</text:p>
        </text:list-item>
        <text:list-item>
          <text:p text:style-name="P19">Na jaké pracovní pozici byl pan Mgr. Ivo Petr u Vás zaměstnán?</text:p>
        </text:list-item>
        <text:list-item>
          <text:p text:style-name="P20">Jaké oblasti práva se pan Mgr. Ivo Petr v rámci úřadu<text:s/>ombudsmana věnoval?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P21">Hlavní pracovní poměr: 01. 08. 2001 – 31. 07. 2004</text:p>
      <text:p text:style-name="P22">Dohoda o provedení práce: 19. 01. 2011 – 31. 05. 2011</text:p>
      <text:p text:style-name="P23">Dohoda o pracovní činnosti: 01. 06. 2011 – 31. 10. 2012</text:p>
      <text:p text:style-name="P24">Hlavní pracovní poměr: 01. 11. 2012 – 31. 12. 2013</text:p>
      <text:p text:style-name="Základnítext">K bodu č. 2</text:p>
      <text:p text:style-name="P25">Právník: 2001 - 2004</text:p>
      <text:p text:style-name="P26">Právník, asistent veřejného ochránce práv: 2012 - 2013</text:p>
      <text:p text:style-name="Základnítext">K bodu č. 3</text:p>
      <text:p text:style-name="P27">1. 8. 2001 – 31. 7. 2004 (hlavní pracovní poměr)</text:p>
      <text:p text:style-name="P28">Pracoval ve funkci právníka odboru věcné působnosti Kanceláře veřejného ochránce práv, který se zabýval právním posouzením, šetřením a zpracováním konečných návrhů na řešení podnětů fyzických i právnických osob podle zákona č- 349/1999 Sb., o Veřejném ochránci práv, ve znění pozdějších<text:s/>předpisů.<text:s/></text:p>
      <text:p text:style-name="P29"/>
      <text:p text:style-name="P30">19. 1. 2011 – 31. 5. 2011 (dohoda o provedení práce)</text:p>
      <text:p text:style-name="P31">Vyřizování podnětů adresovaných veřejnému ochránci práv.</text:p>
      <text:p text:style-name="P32"/>
      <text:p text:style-name="P33">1. 6. 2011 – 31. 10. 2012 (dohoda o pracovní činnosti)</text:p>
      <text:p text:style-name="P34">Příprava odborných podkladů pro činnost veřejného ochránce práv, vyřizování korespondence, jednání se stěžovateli.<text:s/></text:p>
      <text:p text:style-name="P35"/>
      <text:p text:style-name="P36">1. 11. 2012 – 31. 12. 2013 (hlavní pracovní poměr)</text:p>
      <text:p text:style-name="P37">Pracoval ve funkci právníka – asistenta VOP.<text:s/></text:p>
      <text:p text:style-name="P38">Jeho pracovní náplní bylo vypracovávání právních výkladů a stanovisek a jejich předkládání k rozhodnutí o vhodném zásahu k nápravě zjištěných porušení práv, vykonávání odborné konzultační činnosti, formulování připomínek k návrhům zákonů a dalších právních předpisů a účast na legislativním procesu.</text:p>
      <text:p text:style-name="P39">Dále k jeho pracovní náplni patřila příprava materiálů na vládu v souladu<text:s/>se zákonem č. 349/1999 Sb., příprava materiálů a komunikace s Ústavním soudem v jednotlivých řízeních a zpracování podkladů pro periodické informace o činnosti VOP Poslanecké sněmovně.</text:p>
      <text:p text:style-name="P40"/>
      <text:p text:style-name="P41">S pozdravem</text:p>
      <text:p text:style-name="podpis"/>
      <text:p text:style-name="podpis"/>
      <text:p text:style-name="podpis"><text:span text:style-name="T42">JUDr. Pavel Pořízek, Ph.D. v. r.</text:span></text:p>
      <text:p text:style-name="podpis"><text:span text:style-name="T43">vedoucí Kanceláře<text:s/></text:span><text:span text:style-name="T44">veřejného ochránce práv</text:span></text:p>
      <text:p text:style-name="podpis"><text:span text:style-name="T45">(dokument je elektronicky podepsán)</text:span></text:p>
      <text:p text:style-name="Normální"/>
      <text:p text:style-name="Normální"/>
      <text:section text:name="Sect1" text:style-name="S1">
        <text:h text:style-name="Nadpis1" text:outline-level="1"/>
        <text:h text:style-name="Nadpis1" text:outline-level="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4%" fo:margin-left="0.5in">
        <style:tab-stops/>
      </style:paragraph-properties>
      <style:text-properties style:font-name-complex="Calibri"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ZGJF*</text:span></text:p>
        <text:p text:style-name="P12"><text:span text:style-name="T13">KVOPX00EZGJF</text:span>KVOPX00EZGJ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18T09:09:00Z</meta:creation-date>
    <dc:date>2024-12-18T09:11:00Z</dc:date>
    <meta:print-date>2024-11-22T07:5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60" meta:character-count="2484" meta:row-count="17" meta:non-whitespace-character-count="2128"/>
  </office:meta>
</office:document-meta>
</file>